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7.049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5.86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8.59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62" calcext:value-type="float">
            <text:p>62,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32.5" calcext:value-type="float">
            <text:p>32,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41" calcext:value-type="float">
            <text:p>41,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inserimento cardinalità e finalizzazione diagramm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" number:min-decimal-places="1" number:min-integer-digits="1"/>
    </number:number-style>
    <number:number-style style:name="N10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2-10T15:11:25.071403454</dc:date>
    <meta:editing-duration>PT2H40M24S</meta:editing-duration>
    <meta:editing-cycles>48</meta:editing-cycles>
    <meta:generator>LibreOffice/7.3.7.2$Linux_X86_64 LibreOffice_project/30$Build-2</meta:generator>
    <meta:document-statistic meta:table-count="1" meta:cell-count="189" meta:object-count="0"/>
  </office:meta>
</office:document-meta>
</file>